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f187c" draw:textarea-horizontal-align="justify" draw:textarea-vertical-align="top" draw:auto-grow-height="false" fo:min-height="4.322cm" fo:min-width="25.408cm"/>
    </style:style>
    <style:style style:name="gr2" style:family="graphic" style:parent-style-name="standard">
      <style:graphic-properties draw:fill-color="#0066b3" draw:textarea-horizontal-align="justify" draw:textarea-vertical-align="middle" draw:auto-grow-height="false" fo:min-height="2.036cm" fo:min-width="3.056cm"/>
    </style:style>
    <style:style style:name="gr3" style:family="graphic" style:parent-style-name="standard">
      <style:graphic-properties draw:fill-color="#0066b3" draw:textarea-horizontal-align="justify" draw:textarea-vertical-align="middle" draw:auto-grow-height="false" fo:min-height="2.036cm" fo:min-width="7.882cm"/>
    </style:style>
    <style:style style:name="gr4" style:family="graphic" style:parent-style-name="standard">
      <style:graphic-properties draw:fill-color="#0066b3" draw:textarea-horizontal-align="justify" draw:textarea-vertical-align="middle" draw:auto-grow-height="false" fo:min-height="2.036cm" fo:min-width="4.326cm"/>
    </style:style>
    <style:style style:name="gr5" style:family="graphic" style:parent-style-name="standard">
      <style:graphic-properties draw:fill-color="#0066b3" draw:textarea-horizontal-align="justify" draw:textarea-vertical-align="middle" draw:auto-grow-height="false" fo:min-height="2.036cm" fo:min-width="6.866cm"/>
    </style:style>
    <style:style style:name="gr6" style:family="graphic">
      <style:graphic-properties style:protect="size"/>
    </style:style>
    <style:style style:name="gr7" style:family="graphic" style:parent-style-name="Default_5f_1">
      <style:graphic-properties draw:fill-color="#579835" draw:textarea-horizontal-align="justify" draw:textarea-vertical-align="top" draw:auto-grow-height="false" fo:min-height="4.322cm" fo:min-width="25.408cm"/>
    </style:style>
    <style:style style:name="gr8" style:family="graphic" style:parent-style-name="Default_5f_1">
      <style:graphic-properties draw:fill-color="#0066b3" draw:textarea-horizontal-align="justify" draw:textarea-vertical-align="middle" draw:auto-grow-height="false" fo:min-height="2.036cm" fo:min-width="3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8f187c" draw:textarea-horizontal-align="justify" draw:textarea-vertical-align="middle" draw:auto-grow-height="false" fo:min-height="1.02cm" fo:min-width="4.072cm"/>
    </style:style>
    <style:style style:name="gr13" style:family="graphic" style:parent-style-name="standard">
      <style:graphic-properties draw:fill-color="#8f187c" draw:textarea-horizontal-align="justify" draw:textarea-vertical-align="middle" draw:auto-grow-height="false" fo:min-height="1.02cm" fo:min-width="4.078cm"/>
    </style:style>
    <style:style style:name="gr14" style:family="graphic" style:parent-style-name="standard">
      <style:graphic-properties draw:fill-color="#8f187c" draw:textarea-horizontal-align="justify" draw:textarea-vertical-align="middle" draw:auto-grow-height="false" fo:min-height="1.02cm" fo:min-width="4.06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color="#ffffff"/>
    </style:style>
    <style:style style:name="P2" style:family="paragraph">
      <loext:graphic-properties draw:fill-color="#8f187c"/>
      <style:paragraph-properties fo:text-align="start"/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0066b3"/>
      <style:paragraph-properties fo:text-align="center"/>
      <style:text-properties fo: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579835"/>
      <style:paragraph-properties fo:text-align="start"/>
      <style:text-properties fo:color="#ffffff"/>
    </style:style>
    <style:style style:name="P7" style:family="paragraph">
      <loext:graphic-properties draw:fill-color="#0066b3"/>
      <style:paragraph-properties fo:text-align="start"/>
      <style:text-properties fo:color="#ffffff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color="#72bf44"/>
    </style:style>
    <style:style style:name="P11" style:family="paragraph">
      <style:text-properties fo:color="#ba131a"/>
    </style:style>
    <style:style style:name="P12" style:family="paragraph">
      <loext:graphic-properties draw:fill="none" draw:fill-color="#ffffff"/>
      <style:text-properties fo:color="#ba131a"/>
    </style:style>
    <style:style style:name="T1" style:family="text">
      <style:text-properties fo:color="#ffffff" fo:font-size="7pt" style:font-size-asian="7pt" style:font-size-complex="7pt"/>
    </style:style>
    <style:style style:name="T2" style:family="text">
      <style:text-properties fo:color="#ffffff"/>
    </style:style>
    <style:style style:name="T3" style:family="text">
      <style:text-properties fo:color="#ffffff" fo:font-size="10.5pt" style:font-size-asian="10.5pt" style:font-size-complex="10.5pt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72bf44" fo:font-size="15pt" style:font-size-asian="15pt" style:font-size-complex="15pt"/>
    </style:style>
    <style:style style:name="T8" style:family="text">
      <style:text-properties fo:color="#ba131a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5.908cm" svg:height="4.572cm" svg:x="0.96cm" svg:y="5.842cm">
          <text:p text:style-name="P1"><text:span text:style-name="T1"><text:s/></text:span></text:p>
          <text:p text:style-name="P1"><text:span text:style-name="T2"><text:s/></text:span><text:span text:style-name="T2">chun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6cm" svg:height="2.286cm" svg:x="1.524cm" svg:y="7.62cm">
          <text:p text:style-name="P3"><text:span text:style-name="T2">entity i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82cm" svg:height="2.286cm" svg:x="5.334cm" svg:y="7.62cm">
          <text:p text:style-name="P3"><text:span text:style-name="T2">A compon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26cm" svg:height="2.286cm" svg:x="13.97cm" svg:y="7.62cm">
          <text:p text:style-name="P3"><text:span text:style-name="T2">B compon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366cm" svg:height="2.286cm" svg:x="19.05cm" svg:y="7.62cm">
          <text:p text:style-name="P3"><text:span text:style-name="T2">C compon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6" draw:layer="layout" svg:width="25.908cm" svg:height="4.572cm" svg:x="0.96cm" svg:y="5.842cm">
          <text:p text:style-name="P1"><text:span text:style-name="T1"><text:s/></text:span></text:p>
          <text:p text:style-name="P1"><text:span text:style-name="T2"><text:s/></text:span><text:span text:style-name="T2">EntityData arra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2.286cm" svg:x="1.524cm" svg:y="7.62cm">
          <text:p text:style-name="P1"><text:span text:style-name="T3">Archetype*</text:span></text:p>
          <text:p text:style-name="P1"><text:span text:style-name="T3">Chunk*</text:span></text:p>
          <text:p text:style-name="P1"><text:span text:style-name="T3">IndexInChunk</text:span></text:p>
          <text:p text:style-name="P1"><text:span text:style-name="T3">Ver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2.286cm" svg:x="5.334cm" svg:y="7.62cm">
          <text:p text:style-name="P1"><text:span text:style-name="T3">Archetype*</text:span></text:p>
          <text:p text:style-name="P1"><text:span text:style-name="T3">Chunk*</text:span></text:p>
          <text:p text:style-name="P1"><text:span text:style-name="T3">IndexInChunk</text:span></text:p>
          <text:p text:style-name="P1"><text:span text:style-name="T3">Ver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2.286cm" svg:x="9.144cm" svg:y="7.62cm">
          <text:p text:style-name="P1"><text:span text:style-name="T3">Archetype*</text:span></text:p>
          <text:p text:style-name="P1"><text:span text:style-name="T3">Chunk*</text:span></text:p>
          <text:p text:style-name="P1"><text:span text:style-name="T3">IndexInChunk</text:span></text:p>
          <text:p text:style-name="P1"><text:span text:style-name="T3">Ver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2.286cm" svg:x="12.954cm" svg:y="7.62cm">
          <text:p text:style-name="P1"><text:span text:style-name="T3">Archetype*</text:span></text:p>
          <text:p text:style-name="P1"><text:span text:style-name="T3">Chunk*</text:span></text:p>
          <text:p text:style-name="P1"><text:span text:style-name="T3">IndexInChunk</text:span></text:p>
          <text:p text:style-name="P1"><text:span text:style-name="T3">Ver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2.286cm" svg:x="16.764cm" svg:y="7.62cm">
          <text:p text:style-name="P1"><text:span text:style-name="T3">Archetype*</text:span></text:p>
          <text:p text:style-name="P1"><text:span text:style-name="T3">Chunk*</text:span></text:p>
          <text:p text:style-name="P1"><text:span text:style-name="T3">IndexInChunk</text:span></text:p>
          <text:p text:style-name="P1"><text:span text:style-name="T3">Ver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2.286cm" svg:x="20.574cm" svg:y="7.62cm">
          <text:p text:style-name="P1"><text:span text:style-name="T3">Archetype*</text:span></text:p>
          <text:p text:style-name="P1"><text:span text:style-name="T3">Chunk*</text:span></text:p>
          <text:p text:style-name="P1"><text:span text:style-name="T3">IndexInChunk</text:span></text:p>
          <text:p text:style-name="P1"><text:span text:style-name="T3">Version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032cm" svg:height="1.724cm" svg:x="24.384cm" svg:y="8.636cm">
          <draw:text-box>
            <text:p><text:span text:style-name="T4">...</text:span></text:p>
          </draw:text-box>
        </draw:frame>
        <draw:frame draw:style-name="gr10" draw:text-style-name="P9" draw:layer="layout" svg:width="24.459cm" svg:height="0.878cm" svg:x="1.703cm" svg:y="10.806cm">
          <draw:text-box>
            <text:p><text:span text:style-name="T5">in a free slot, </text:span><text:span text:style-name="T6">Chunk*</text:span><text:span text:style-name="T5"> and </text:span><text:span text:style-name="T6">Archetype*</text:span><text:span text:style-name="T5"> are null and </text:span><text:span text:style-name="T6">IndexInChunk</text:span><text:span text:style-name="T5"> is the index of the next free slo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1" draw:text-style-name="P9" draw:layer="layout" svg:width="18.595cm" svg:height="1.505cm" svg:x="5.334cm" svg:y="12.719cm">
          <draw:text-box>
            <text:p><text:span text:style-name="T5">to iterate over all entities with components A, B, and C, </text:span></text:p>
            <text:p><text:span text:style-name="T5">we iterate through all chunks with an archetype that includes A, B, and C</text:span></text:p>
          </draw:text-box>
        </draw:frame>
        <draw:custom-shape draw:style-name="gr12" draw:text-style-name="P2" draw:layer="layout" svg:width="4.572cm" svg:height="1.27cm" svg:x="9.853cm" svg:y="5.334cm">
          <text:p text:style-name="P1"><text:span text:style-name="T2">ABC chunk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78cm" svg:height="1.27cm" svg:x="9.853cm" svg:y="6.858cm">
          <text:p text:style-name="P1"><text:span text:style-name="T2">BC chu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572cm" svg:height="1.27cm" svg:x="9.853cm" svg:y="9.906cm">
          <text:p text:style-name="P1"><text:span text:style-name="T2">XY chunk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68cm" svg:height="1.27cm" svg:x="9.853cm" svg:y="3.81cm">
          <text:p text:style-name="P1"><text:span text:style-name="T2">ABCD chu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572cm" svg:height="1.27cm" svg:x="9.853cm" svg:y="8.382cm">
          <text:p text:style-name="P1"><text:span text:style-name="T2">ABCD chunk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68cm" svg:height="1.27cm" svg:x="9.853cm" svg:y="2.286cm">
          <text:p text:style-name="P1"><text:span text:style-name="T2">AB chunk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191cm" svg:height="0.839cm" svg:x="15.028cm" svg:y="4.064cm">
          <draw:text-box>
            <text:p><text:span text:style-name="T7">include</text:span></text:p>
          </draw:text-box>
        </draw:frame>
        <draw:frame draw:style-name="gr10" draw:text-style-name="P10" draw:layer="layout" svg:width="2.191cm" svg:height="0.839cm" svg:x="15.028cm" svg:y="5.511cm">
          <draw:text-box>
            <text:p><text:span text:style-name="T7">include</text:span></text:p>
          </draw:text-box>
        </draw:frame>
        <draw:frame draw:style-name="gr10" draw:text-style-name="P10" draw:layer="layout" svg:width="2.191cm" svg:height="0.839cm" svg:x="15.028cm" svg:y="8.559cm">
          <draw:text-box>
            <text:p><text:span text:style-name="T7">include</text:span></text:p>
          </draw:text-box>
        </draw:frame>
        <draw:frame draw:style-name="gr10" draw:text-style-name="P12" draw:layer="layout" svg:width="2.339cm" svg:height="0.839cm" svg:x="15.028cm" svg:y="7.035cm">
          <draw:text-box>
            <text:p text:style-name="P11"><text:span text:style-name="T8">exclude</text:span></text:p>
          </draw:text-box>
        </draw:frame>
        <draw:frame draw:style-name="gr10" draw:text-style-name="P12" draw:layer="layout" svg:width="2.339cm" svg:height="0.839cm" svg:x="15.028cm" svg:y="2.54cm">
          <draw:text-box>
            <text:p text:style-name="P11"><text:span text:style-name="T8">exclude</text:span></text:p>
          </draw:text-box>
        </draw:frame>
        <draw:frame draw:style-name="gr10" draw:text-style-name="P12" draw:layer="layout" svg:width="2.339cm" svg:height="0.839cm" svg:x="15.028cm" svg:y="10.083cm">
          <draw:text-box>
            <text:p text:style-name="P11"><text:span text:style-name="T8">exclude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  <style:text-properties style:font-name="Calibri" fo:font-family="Calibri" style:font-style-name="Regular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5:17:44.283000000</meta:creation-date>
    <dc:date>2018-05-28T18:50:13.144000000</dc:date>
    <meta:editing-duration>PT31M52S</meta:editing-duration>
    <meta:editing-cycles>6</meta:editing-cycles>
    <meta:generator>LibreOffice/6.0.4.2$Windows_X86_64 LibreOffice_project/9b0d9b32d5dcda91d2f1a96dc04c645c450872bf</meta:generator>
    <meta:document-statistic meta:object-count="54"/>
  </office:meta>
</office:document-meta>
</file>